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591in" table:align="left"/>
    </style:style>
    <style:style style:name="Table1.A" style:family="table-column">
      <style:table-column-properties style:column-width="6.591in"/>
    </style:style>
    <style:style style:name="Table1.A1" style:family="table-cell">
      <style:table-cell-properties style:vertical-align="middle" fo:padding-left="0in" fo:padding-right="0in" fo:padding-top="0in" fo:padding-bottom="0.0694in" fo:border-left="none" fo:border-right="none" fo:border-top="none" fo:border-bottom="0.5pt solid #000000"/>
    </style:style>
    <style:style style:name="Table1.A2" style:family="table-cell">
      <style:table-cell-properties style:vertical-align="middle" fo:padding-left="0in" fo:padding-right="0in" fo:padding-top="0.0694in" fo:padding-bottom="0in" fo:border-left="none" fo:border-right="none" fo:border-top="0.5pt solid #000000" fo:border-bottom="none"/>
    </style:style>
    <style:style style:name="Table1.A3" style:family="table-cell">
      <style:table-cell-properties style:vertical-align="middle" fo:padding="0in" fo:border="none"/>
    </style:style>
    <style:style style:name="P1" style:family="paragraph" style:parent-style-name="Standard">
      <style:text-properties officeooo:rsid="00177a56" officeooo:paragraph-rsid="00177a56"/>
    </style:style>
    <style:style style:name="P2" style:family="paragraph" style:parent-style-name="Standard">
      <style:text-properties officeooo:rsid="00177a56" officeooo:paragraph-rsid="00263ab7"/>
    </style:style>
    <style:style style:name="P3" style:family="paragraph" style:parent-style-name="Standard">
      <style:text-properties officeooo:rsid="00177a56" officeooo:paragraph-rsid="001b4c7f"/>
    </style:style>
    <style:style style:name="P4" style:family="paragraph" style:parent-style-name="Standard">
      <style:text-properties officeooo:rsid="001b4c7f" officeooo:paragraph-rsid="001b4c7f"/>
    </style:style>
    <style:style style:name="P5" style:family="paragraph" style:parent-style-name="Standard">
      <style:text-properties officeooo:rsid="001b4c7f" officeooo:paragraph-rsid="00263ab7"/>
    </style:style>
    <style:style style:name="P6" style:family="paragraph" style:parent-style-name="Standard">
      <style:text-properties officeooo:rsid="001c3835" officeooo:paragraph-rsid="001c3835"/>
    </style:style>
    <style:style style:name="P7" style:family="paragraph" style:parent-style-name="Standard">
      <style:text-properties officeooo:rsid="001c3835" officeooo:paragraph-rsid="00263ab7"/>
    </style:style>
    <style:style style:name="P8" style:family="paragraph" style:parent-style-name="Text_20_body">
      <style:paragraph-properties fo:margin-top="0in" fo:margin-bottom="0.0693in" loext:contextual-spacing="false" fo:line-height="129%" style:writing-mode="lr-tb"/>
    </style:style>
    <style:style style:name="P9" style:family="paragraph" style:parent-style-name="Text_20_body">
      <style:paragraph-properties fo:margin-top="0in" fo:margin-bottom="0.0693in" loext:contextual-spacing="false" fo:line-height="129%" style:writing-mode="lr-tb"/>
      <style:text-properties officeooo:paragraph-rsid="00263ab7"/>
    </style:style>
    <style:style style:name="P10" style:family="paragraph" style:parent-style-name="Text_20_body">
      <style:paragraph-properties fo:margin-top="0in" fo:margin-bottom="0.0693in" loext:contextual-spacing="false" fo:line-height="129%" style:writing-mode="lr-tb"/>
      <style:text-properties fo:font-variant="normal" fo:text-transform="none" fo:color="#000000" style:text-line-through-style="none" style:text-line-through-type="none" style:font-name="Verdana" fo:font-size="12pt" fo:font-style="normal" style:text-underline-style="none" fo:font-weight="normal" officeooo:rsid="00263ab7" officeooo:paragraph-rsid="00263ab7" style:text-blinking="false" fo:background-color="transparent"/>
    </style:style>
    <style:style style:name="P11" style:family="paragraph" style:parent-style-name="Text_20_body">
      <style:paragraph-properties fo:margin-top="0in" fo:margin-bottom="0.0693in" loext:contextual-spacing="false" fo:line-height="129%" style:writing-mode="lr-tb"/>
      <style:text-properties fo:font-variant="normal" fo:text-transform="none" fo:color="#000000" style:text-line-through-style="none" style:text-line-through-type="none" style:text-underline-style="none" fo:font-weight="normal" officeooo:rsid="00263ab7" officeooo:paragraph-rsid="00263ab7" style:text-blinking="false" fo:background-color="transparent"/>
    </style:style>
    <style:style style:name="P12" style:family="paragraph" style:parent-style-name="Standard">
      <style:paragraph-properties fo:margin-top="0in" fo:margin-bottom="0.0693in" loext:contextual-spacing="false" fo:line-height="129%" style:writing-mode="lr-tb"/>
      <style:text-properties fo:font-variant="normal" fo:text-transform="none" fo:color="#000000" style:text-line-through-style="none" style:text-line-through-type="none" style:font-name="Verdana" fo:font-size="12pt" fo:font-style="normal" style:text-underline-style="none" fo:font-weight="normal" officeooo:rsid="0024830d" officeooo:paragraph-rsid="00263ab7" style:text-blinking="false" fo:background-color="transparent"/>
    </style:style>
    <style:style style:name="P13" style:family="paragraph" style:parent-style-name="Standard">
      <style:paragraph-properties fo:margin-top="0in" fo:margin-bottom="0.0693in" loext:contextual-spacing="false" fo:line-height="129%" style:writing-mode="lr-tb"/>
      <style:text-properties fo:font-variant="normal" fo:text-transform="none" fo:color="#000000" style:text-line-through-style="none" style:text-line-through-type="none" style:font-name="Verdana" fo:font-size="12pt" fo:font-style="normal" style:text-underline-style="none" fo:font-weight="normal" officeooo:rsid="00263ab7" officeooo:paragraph-rsid="00263ab7" style:text-blinking="false" fo:background-color="transparent"/>
    </style:style>
    <style:style style:name="P14" style:family="paragraph" style:parent-style-name="Standard">
      <style:paragraph-properties fo:margin-top="0in" fo:margin-bottom="0.0693in" loext:contextual-spacing="false" fo:line-height="129%" style:writing-mode="lr-tb"/>
      <style:text-properties fo:font-variant="normal" fo:text-transform="none" fo:color="#000000" style:text-line-through-style="none" style:text-line-through-type="none" style:text-underline-style="none" fo:font-weight="normal" officeooo:rsid="001c3835" officeooo:paragraph-rsid="00263ab7" style:text-blinking="false" fo:background-color="transparent"/>
    </style:style>
    <style:style style:name="P15" style:family="paragraph" style:parent-style-name="Standard">
      <style:paragraph-properties fo:margin-top="0in" fo:margin-bottom="0.0693in" loext:contextual-spacing="false" fo:line-height="129%" style:writing-mode="lr-tb"/>
      <style:text-properties fo:font-variant="normal" fo:text-transform="none" fo:color="#000000" style:text-line-through-style="none" style:text-line-through-type="none" style:text-underline-style="none" fo:font-weight="normal" officeooo:rsid="00177a56" officeooo:paragraph-rsid="00263ab7" style:text-blinking="false" fo:background-color="transparent"/>
    </style:style>
    <style:style style:name="P16" style:family="paragraph" style:parent-style-name="Text_20_body" style:master-page-name="">
      <style:paragraph-properties fo:margin-top="0in" fo:margin-bottom="0.0693in" loext:contextual-spacing="false" fo:line-height="129%" style:page-number="auto" style:writing-mode="lr-tb"/>
    </style:style>
    <style:style style:name="P17" style:family="paragraph" style:parent-style-name="Text_20_body" style:master-page-name="">
      <style:paragraph-properties fo:margin-top="0in" fo:margin-bottom="0.0693in" loext:contextual-spacing="false" fo:line-height="129%" style:page-number="auto" style:writing-mode="lr-tb"/>
      <style:text-properties officeooo:paragraph-rsid="00263ab7"/>
    </style:style>
    <style:style style:name="P18" style:family="paragraph" style:parent-style-name="Text_20_body">
      <style:paragraph-properties fo:margin-top="0in" fo:margin-bottom="0.0693in" loext:contextual-spacing="false" fo:line-height="129%" fo:break-before="page" style:writing-mode="lr-tb"/>
      <style:text-properties officeooo:paragraph-rsid="00263ab7"/>
    </style:style>
    <style:style style:name="P19" style:family="paragraph" style:parent-style-name="Text_20_body">
      <style:text-properties fo:font-weight="normal"/>
    </style:style>
    <style:style style:name="P20" style:family="paragraph" style:parent-style-name="Text_20_body">
      <style:text-properties officeooo:rsid="00177a56" officeooo:paragraph-rsid="0024830d"/>
    </style:style>
    <style:style style:name="P21" style:family="paragraph" style:parent-style-name="Text_20_body">
      <style:text-properties officeooo:rsid="00177a56" officeooo:paragraph-rsid="00263ab7"/>
    </style:style>
    <style:style style:name="P22" style:family="paragraph" style:parent-style-name="Text_20_body">
      <style:text-properties officeooo:rsid="001dea20"/>
    </style:style>
    <style:style style:name="P23" style:family="paragraph" style:parent-style-name="Text_20_body">
      <style:text-properties fo:font-variant="normal" fo:text-transform="none" fo:color="#000000" style:text-line-through-style="none" style:text-line-through-type="none" style:font-name="Verdana" fo:font-size="12pt" fo:font-style="normal" style:text-underline-style="none" fo:font-weight="normal" officeooo:paragraph-rsid="00263ab7" style:text-blinking="false" fo:background-color="transparent"/>
    </style:style>
    <style:style style:name="P24" style:family="paragraph" style:parent-style-name="Table_20_Contents">
      <style:paragraph-properties fo:margin-top="0in" fo:margin-bottom="0.111in" loext:contextual-spacing="false" fo:line-height="120%" fo:text-align="center" style:justify-single-word="false" style:writing-mode="lr-tb"/>
    </style:style>
    <style:style style:name="P25" style:family="paragraph" style:parent-style-name="Table_20_Contents">
      <style:paragraph-properties fo:margin-top="0in" fo:margin-bottom="0.111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Verdana" fo:font-size="22pt" fo:font-style="normal" style:text-underline-style="none" fo:font-weight="bold" officeooo:rsid="0024830d" officeooo:paragraph-rsid="0024830d" style:text-blinking="false" fo:background-color="transparent"/>
    </style:style>
    <style:style style:name="P26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Verdana" fo:font-size="12pt" fo:font-style="normal" style:text-underline-style="none" fo:font-weight="bold" style:text-blinking="false" fo:background-color="transparent"/>
    </style:style>
    <style:style style:name="P27" style:family="paragraph" style:parent-style-name="Table_20_Contents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Verdana" fo:font-size="12pt" fo:font-style="normal" style:text-underline-style="none" fo:font-weight="normal" style:text-blinking="false" fo:background-color="transparent"/>
    </style:style>
    <style:style style:name="P28" style:family="paragraph" style:parent-style-name="Standard" style:list-style-name="L1">
      <style:text-properties officeooo:rsid="00177a56" officeooo:paragraph-rsid="00263ab7"/>
    </style:style>
    <style:style style:name="P29" style:family="paragraph" style:parent-style-name="Standard" style:list-style-name="L9">
      <style:text-properties officeooo:rsid="00177a56" officeooo:paragraph-rsid="00263ab7"/>
    </style:style>
    <style:style style:name="P30" style:family="paragraph" style:parent-style-name="Standard" style:list-style-name="L1">
      <style:text-properties officeooo:rsid="001a426c" officeooo:paragraph-rsid="00263ab7"/>
    </style:style>
    <style:style style:name="P31" style:family="paragraph" style:parent-style-name="Standard" style:list-style-name="L9">
      <style:text-properties officeooo:rsid="001a426c" officeooo:paragraph-rsid="00263ab7"/>
    </style:style>
    <style:style style:name="P32" style:family="paragraph" style:parent-style-name="Standard" style:list-style-name="L2">
      <style:text-properties officeooo:paragraph-rsid="002b0295"/>
    </style:style>
    <style:style style:name="P33" style:family="paragraph" style:parent-style-name="Standard" style:list-style-name="L2">
      <style:text-properties officeooo:rsid="001c3835" officeooo:paragraph-rsid="00263ab7"/>
    </style:style>
    <style:style style:name="P34" style:family="paragraph" style:parent-style-name="Standard" style:list-style-name="L2">
      <style:text-properties fo:font-weight="bold" officeooo:rsid="001c3835" officeooo:paragraph-rsid="00263ab7" style:font-weight-asian="bold" style:font-weight-complex="bold"/>
    </style:style>
    <style:style style:name="P35" style:family="paragraph" style:parent-style-name="Standard" style:list-style-name="L3">
      <style:text-properties officeooo:rsid="003371bb" officeooo:paragraph-rsid="003371bb"/>
    </style:style>
    <style:style style:name="P36" style:family="paragraph" style:parent-style-name="Standard" style:list-style-name="L4">
      <style:text-properties officeooo:rsid="003371bb" officeooo:paragraph-rsid="003371bb"/>
    </style:style>
    <style:style style:name="P37" style:family="paragraph" style:parent-style-name="Standard" style:list-style-name="L3">
      <style:text-properties officeooo:rsid="00300232" officeooo:paragraph-rsid="00300232"/>
    </style:style>
    <style:style style:name="P38" style:family="paragraph" style:parent-style-name="Standard" style:list-style-name="L5">
      <style:text-properties officeooo:rsid="00300232" officeooo:paragraph-rsid="00300232"/>
    </style:style>
    <style:style style:name="P39" style:family="paragraph" style:parent-style-name="Standard" style:list-style-name="L3">
      <style:text-properties officeooo:rsid="001b4c7f" officeooo:paragraph-rsid="00300232"/>
    </style:style>
    <style:style style:name="P40" style:family="paragraph" style:parent-style-name="Standard" style:list-style-name="L7">
      <style:text-properties officeooo:rsid="001b4c7f" officeooo:paragraph-rsid="00263ab7"/>
    </style:style>
    <style:style style:name="P41" style:family="paragraph" style:parent-style-name="Standard" style:list-style-name="L8">
      <loext:graphic-properties draw:fill="none"/>
      <style:paragraph-properties fo:background-color="transparent"/>
      <style:text-properties officeooo:rsid="001b4c7f" officeooo:paragraph-rsid="00263ab7"/>
    </style:style>
    <style:style style:name="P42" style:family="paragraph" style:parent-style-name="Standard">
      <style:text-properties officeooo:rsid="001b4c7f" officeooo:paragraph-rsid="00263ab7"/>
    </style:style>
    <style:style style:name="P43" style:family="paragraph" style:parent-style-name="Standard" style:list-style-name="L3">
      <style:text-properties officeooo:rsid="00328508" officeooo:paragraph-rsid="00328508"/>
    </style:style>
    <style:style style:name="P44" style:family="paragraph" style:parent-style-name="Standard" style:list-style-name="L6">
      <style:text-properties officeooo:rsid="00328508" officeooo:paragraph-rsid="00328508"/>
    </style:style>
    <style:style style:name="P45" style:family="paragraph" style:parent-style-name="Standard" style:list-style-name="L9">
      <style:text-properties officeooo:rsid="0026cb94" officeooo:paragraph-rsid="0026cb94"/>
    </style:style>
    <style:style style:name="P46" style:family="paragraph" style:parent-style-name="Standard">
      <style:text-properties officeooo:rsid="0037d81f" officeooo:paragraph-rsid="0037d81f"/>
    </style:style>
    <style:style style:name="P47" style:family="paragraph" style:parent-style-name="Standard">
      <style:text-properties officeooo:rsid="0038934d" officeooo:paragraph-rsid="0038934d"/>
    </style:style>
    <style:style style:name="P48" style:family="paragraph" style:parent-style-name="Standard" style:list-style-name="L8" style:master-page-name="">
      <loext:graphic-properties draw:fill="none"/>
      <style:paragraph-properties style:page-number="auto" fo:background-color="transparent"/>
      <style:text-properties officeooo:rsid="001b4c7f" officeooo:paragraph-rsid="00263ab7"/>
    </style:style>
    <style:style style:name="P49" style:family="paragraph" style:parent-style-name="Standard" style:list-style-name="L8">
      <loext:graphic-properties draw:fill="none"/>
      <style:paragraph-properties fo:margin-left="1in" fo:margin-right="0in" fo:text-indent="-0.1866in" style:auto-text-indent="false" fo:background-color="transparent"/>
      <style:text-properties officeooo:rsid="001b4c7f" officeooo:paragraph-rsid="00263ab7"/>
    </style:style>
    <style:style style:name="T1" style:family="text">
      <style:text-properties officeooo:rsid="001c383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3835" style:font-weight-asian="bold" style:font-weight-complex="bold"/>
    </style:style>
    <style:style style:name="T4" style:family="text">
      <style:text-properties fo:font-weight="bold" officeooo:rsid="002b0295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Verdana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Verdana" fo:font-size="11pt" fo:font-style="normal" style:text-underline-style="none" fo:font-weight="normal" officeooo:rsid="001c3835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Verdana" fo:font-size="14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Verdana" fo:font-size="14pt" fo:font-style="normal" style:text-underline-style="none" fo:font-weight="normal" officeooo:rsid="0024830d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Verdana" fo:font-size="14pt" fo:font-style="normal" style:text-underline-style="none" fo:font-weight="normal" officeooo:rsid="002e71a6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Verdana" fo:font-size="14pt" fo:font-style="normal" style:text-underline-style="none" fo:font-weight="bold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Verdana" fo:font-size="8.39999961853027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Verdana" fo:font-size="18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Verdana" fo:font-size="12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Verdana" fo:font-size="12pt" fo:font-style="normal" style:text-underline-style="none" fo:font-weight="normal" officeooo:rsid="0024830d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Verdana" fo:font-size="12pt" fo:font-style="normal" style:text-underline-style="none" fo:font-weight="normal" officeooo:rsid="00263ab7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Verdana" fo:font-size="12pt" fo:font-style="normal" style:text-underline-style="none" fo:font-weight="normal" officeooo:rsid="002b0295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text-underline-style="none" officeooo:rsid="0035b822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text-underline-style="none" fo:font-weight="normal" officeooo:rsid="00263ab7" style:text-blinking="false" fo:background-color="transparent" loext:char-shading-value="0"/>
    </style:style>
    <style:style style:name="T22" style:family="text">
      <style:text-properties officeooo:rsid="001d6a88"/>
    </style:style>
    <style:style style:name="T23" style:family="text">
      <style:text-properties officeooo:rsid="0027f6e6"/>
    </style:style>
    <style:style style:name="T24" style:family="text">
      <style:text-properties officeooo:rsid="0031e3c4"/>
    </style:style>
    <style:style style:name="T25" style:family="text">
      <style:text-properties officeooo:rsid="003371bb"/>
    </style:style>
    <style:style style:name="T26" style:family="text">
      <style:text-properties officeooo:rsid="003469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25">Requirement Acquisition</text:p>
          </table:table-cell>
        </table:table-row>
        <table:table-row>
          <table:table-cell table:style-name="Table1.A2" office:value-type="string">
            <text:p text:style-name="P24"><text:span text:style-name="T9">May</text:span><text:span text:style-name="T8"> </text:span><text:span text:style-name="T10">31</text:span><text:span text:style-name="T12">th</text:span><text:span text:style-name="T8">, 201</text:span><text:span text:style-name="T9">9</text:span></text:p>
            <text:p text:style-name="P24"><text:span text:style-name="T11">Project:</text:span><text:span text:style-name="T18"> </text:span><text:span text:style-name="T9">YouTube Data Mining</text:span></text:p>
          </table:table-cell>
        </table:table-row>
        <table:table-row>
          <table:table-cell table:style-name="Table1.A3" office:value-type="string">
            <text:p text:style-name="P26">Team Members:</text:p>
            <text:p text:style-name="P27">Anthony Schroeder</text:p>
            <text:p text:style-name="P27"/>
            <text:p text:style-name="Table_20_Contents"/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bookmark text:name="docs-internal-guid-d01910e0-7fff-3a18-1d85-cca47004798c"/><text:soft-page-break/><text:span text:style-name="T13">Table of Contents</text:span><text:span text:style-name="T20"></text:span></text:p>
      <text:p text:style-name="P8"><text:a xlink:type="simple" xlink:href="https://docs.google.com/document/d/1FI6vWFNhMPL3nI94E1WcMwmE_4SSPZYOzrbJEpxhbCE/edit#heading=h.1fob9te" text:style-name="Internet_20_link" text:visited-style-name="Visited_20_Internet_20_Link"><text:span text:style-name="T14">1</text:span></text:a><text:a xlink:type="simple" xlink:href="https://docs.google.com/document/d/1FI6vWFNhMPL3nI94E1WcMwmE_4SSPZYOzrbJEpxhbCE/edit#heading=h.1fob9te" text:style-name="Internet_20_link" text:visited-style-name="Visited_20_Internet_20_Link"><text:span text:style-name="T20"> </text:span></text:a><text:a xlink:type="simple" xlink:href="https://docs.google.com/document/d/1FI6vWFNhMPL3nI94E1WcMwmE_4SSPZYOzrbJEpxhbCE/edit#heading=h.1fob9te" text:style-name="Internet_20_link" text:visited-style-name="Visited_20_Internet_20_Link"><text:span text:style-name="T14">INTRODUCTION</text:span></text:a><text:a xlink:type="simple" xlink:href="https://docs.google.com/document/d/1FI6vWFNhMPL3nI94E1WcMwmE_4SSPZYOzrbJEpxhbCE/edit#heading=h.1fob9te" text:style-name="Internet_20_link" text:visited-style-name="Visited_20_Internet_20_Link"> </text:a><text:span text:style-name="T20">/ </text:span><text:span text:style-name="T15">GOALS</text:span></text:p>
      <text:p text:style-name="P8"><text:a xlink:type="simple" xlink:href="https://docs.google.com/document/d/1FI6vWFNhMPL3nI94E1WcMwmE_4SSPZYOzrbJEpxhbCE/edit#heading=h.4d34og8" text:style-name="Internet_20_link" text:visited-style-name="Visited_20_Internet_20_Link"><text:span text:style-name="T14">2</text:span></text:a><text:a xlink:type="simple" xlink:href="https://docs.google.com/document/d/1FI6vWFNhMPL3nI94E1WcMwmE_4SSPZYOzrbJEpxhbCE/edit#heading=h.4d34og8" text:style-name="Internet_20_link" text:visited-style-name="Visited_20_Internet_20_Link"><text:span text:style-name="T20"> </text:span></text:a><text:a xlink:type="simple" xlink:href="https://docs.google.com/document/d/1FI6vWFNhMPL3nI94E1WcMwmE_4SSPZYOzrbJEpxhbCE/edit#heading=h.4d34og8" text:style-name="Internet_20_link" text:visited-style-name="Visited_20_Internet_20_Link"><text:span text:style-name="T14">TECHNOLOGICAL CHALLENGES</text:span></text:a><text:a xlink:type="simple" xlink:href="https://docs.google.com/document/d/1FI6vWFNhMPL3nI94E1WcMwmE_4SSPZYOzrbJEpxhbCE/edit#heading=h.4d34og8" text:style-name="Internet_20_link" text:visited-style-name="Visited_20_Internet_20_Link"><text:span text:style-name="T20"> </text:span></text:a></text:p>
      <text:p text:style-name="P8"><text:a xlink:type="simple" xlink:href="https://docs.google.com/document/d/1FI6vWFNhMPL3nI94E1WcMwmE_4SSPZYOzrbJEpxhbCE/edit#heading=h.2s8eyo1" text:style-name="Internet_20_link" text:visited-style-name="Visited_20_Internet_20_Link"><text:span text:style-name="T14">3</text:span></text:a><text:a xlink:type="simple" xlink:href="https://docs.google.com/document/d/1FI6vWFNhMPL3nI94E1WcMwmE_4SSPZYOzrbJEpxhbCE/edit#heading=h.2s8eyo1" text:style-name="Internet_20_link" text:visited-style-name="Visited_20_Internet_20_Link"><text:span text:style-name="T20"> </text:span></text:a><text:a xlink:type="simple" xlink:href="https://docs.google.com/document/d/1FI6vWFNhMPL3nI94E1WcMwmE_4SSPZYOzrbJEpxhbCE/edit#heading=h.2s8eyo1" text:style-name="Internet_20_link" text:visited-style-name="Visited_20_Internet_20_Link"><text:span text:style-name="T14">TECHNOLOGICAL CHALLENGES ANALYSIS</text:span></text:a><text:a xlink:type="simple" xlink:href="https://docs.google.com/document/d/1FI6vWFNhMPL3nI94E1WcMwmE_4SSPZYOzrbJEpxhbCE/edit#heading=h.2s8eyo1" text:style-name="Internet_20_link" text:visited-style-name="Visited_20_Internet_20_Link"><text:span text:style-name="T20"> </text:span></text:a></text:p>
      <text:p text:style-name="P16"><text:a xlink:type="simple" xlink:href="https://docs.google.com/document/d/1FI6vWFNhMPL3nI94E1WcMwmE_4SSPZYOzrbJEpxhbCE/edit#heading=h.2p2csry" text:style-name="Internet_20_link" text:visited-style-name="Visited_20_Internet_20_Link"><text:span text:style-name="T14">4</text:span></text:a><text:a xlink:type="simple" xlink:href="https://docs.google.com/document/d/1FI6vWFNhMPL3nI94E1WcMwmE_4SSPZYOzrbJEpxhbCE/edit#heading=h.2p2csry" text:style-name="Internet_20_link" text:visited-style-name="Visited_20_Internet_20_Link"><text:span text:style-name="T20"> </text:span></text:a><text:a xlink:type="simple" xlink:href="https://docs.google.com/document/d/1FI6vWFNhMPL3nI94E1WcMwmE_4SSPZYOzrbJEpxhbCE/edit#heading=h.2p2csry" text:style-name="Internet_20_link" text:visited-style-name="Visited_20_Internet_20_Link"><text:span text:style-name="T14">TECHNOLOGICAL INTEGRATION</text:span></text:a><text:a xlink:type="simple" xlink:href="https://docs.google.com/document/d/1FI6vWFNhMPL3nI94E1WcMwmE_4SSPZYOzrbJEpxhbCE/edit#heading=h.2p2csry" text:style-name="Internet_20_link" text:visited-style-name="Visited_20_Internet_20_Link"><text:span text:style-name="T20"> </text:span></text:a></text:p>
      <text:p text:style-name="P8"><text:a xlink:type="simple" xlink:href="https://docs.google.com/document/d/1FI6vWFNhMPL3nI94E1WcMwmE_4SSPZYOzrbJEpxhbCE/edit#heading=h.147n2zr" text:style-name="Internet_20_link" text:visited-style-name="Visited_20_Internet_20_Link"><text:span text:style-name="T14">5</text:span></text:a><text:a xlink:type="simple" xlink:href="https://docs.google.com/document/d/1FI6vWFNhMPL3nI94E1WcMwmE_4SSPZYOzrbJEpxhbCE/edit#heading=h.147n2zr" text:style-name="Internet_20_link" text:visited-style-name="Visited_20_Internet_20_Link"><text:span text:style-name="T20"> </text:span></text:a><text:a xlink:type="simple" xlink:href="https://docs.google.com/document/d/1FI6vWFNhMPL3nI94E1WcMwmE_4SSPZYOzrbJEpxhbCE/edit#heading=h.147n2zr" text:style-name="Internet_20_link" text:visited-style-name="Visited_20_Internet_20_Link"><text:span text:style-name="T14">CONCLUSION<text:tab/><text:tab/><text:tab/><text:tab/><text:tab/><text:tab/><text:tab/></text:span></text:a></text:p>
      <text:p text:style-name="P19"><text:line-break/><text:span text:style-name="T18"></text:span><text:span text:style-name="T19"> </text:span></text:p>
      <text:p text:style-name="P18"><text:a xlink:type="simple" xlink:href="https://docs.google.com/document/d/1FI6vWFNhMPL3nI94E1WcMwmE_4SSPZYOzrbJEpxhbCE/edit#heading=h.1fob9te" text:style-name="Internet_20_link" text:visited-style-name="Visited_20_Internet_20_Link"><text:span text:style-name="T14">1</text:span></text:a><text:a xlink:type="simple" xlink:href="https://docs.google.com/document/d/1FI6vWFNhMPL3nI94E1WcMwmE_4SSPZYOzrbJEpxhbCE/edit#heading=h.1fob9te" text:style-name="Internet_20_link" text:visited-style-name="Visited_20_Internet_20_Link"><text:span text:style-name="T20"> </text:span></text:a><text:a xlink:type="simple" xlink:href="https://docs.google.com/document/d/1FI6vWFNhMPL3nI94E1WcMwmE_4SSPZYOzrbJEpxhbCE/edit#heading=h.1fob9te" text:style-name="Internet_20_link" text:visited-style-name="Visited_20_Internet_20_Link"><text:span text:style-name="T14">INTRODUCTION</text:span></text:a><text:a xlink:type="simple" xlink:href="https://docs.google.com/document/d/1FI6vWFNhMPL3nI94E1WcMwmE_4SSPZYOzrbJEpxhbCE/edit#heading=h.1fob9te" text:style-name="Internet_20_link" text:visited-style-name="Visited_20_Internet_20_Link"> </text:a><text:span text:style-name="T20">/ </text:span><text:span text:style-name="T15">GOALS</text:span></text:p>
      <text:p text:style-name="P21">Goals to demonstrate</text:p>
      <text:list xml:id="list4164924697" text:style-name="L1">
        <text:list-item>
          <text:p text:style-name="P28">Coding and documentation skills </text:p>
        </text:list-item>
        <text:list-item>
          <text:p text:style-name="P28">Machine learning knowledge and ambition</text:p>
        </text:list-item>
        <text:list-item>
          <text:p text:style-name="P30">Ability to implement newly learned concepts and tools found online.</text:p>
        </text:list-item>
      </text:list>
      <text:p text:style-name="P12"/>
      <text:p text:style-name="P9"><text:a xlink:type="simple" xlink:href="https://docs.google.com/document/d/1FI6vWFNhMPL3nI94E1WcMwmE_4SSPZYOzrbJEpxhbCE/edit#heading=h.4d34og8" text:style-name="Internet_20_link" text:visited-style-name="Visited_20_Internet_20_Link"><text:span text:style-name="T14">2</text:span></text:a><text:a xlink:type="simple" xlink:href="https://docs.google.com/document/d/1FI6vWFNhMPL3nI94E1WcMwmE_4SSPZYOzrbJEpxhbCE/edit#heading=h.4d34og8" text:style-name="Internet_20_link" text:visited-style-name="Visited_20_Internet_20_Link"><text:span text:style-name="T20"> </text:span></text:a><text:a xlink:type="simple" xlink:href="https://docs.google.com/document/d/1FI6vWFNhMPL3nI94E1WcMwmE_4SSPZYOzrbJEpxhbCE/edit#heading=h.4d34og8" text:style-name="Internet_20_link" text:visited-style-name="Visited_20_Internet_20_Link"><text:span text:style-name="T14">TECHNOLOGICAL CHALLENGES</text:span></text:a><text:a xlink:type="simple" xlink:href="https://docs.google.com/document/d/1FI6vWFNhMPL3nI94E1WcMwmE_4SSPZYOzrbJEpxhbCE/edit#heading=h.4d34og8" text:style-name="Internet_20_link" text:visited-style-name="Visited_20_Internet_20_Link"><text:span text:style-name="T20"> </text:span></text:a></text:p>
      <text:p text:style-name="P7">Challenges:</text:p>
      <text:list xml:id="list2220185826" text:style-name="L2">
        <text:list-item>
          <text:p text:style-name="P33">User interface</text:p>
        </text:list-item>
        <text:list-item>
          <text:p text:style-name="P33">Speed, Machine Learning algorithms should be optimized for quick learning and use GPU/CUDA to speed up learning. </text:p>
        </text:list-item>
        <text:list-item>
          <text:p text:style-name="P33">Modifiable machine learning models, <text:span text:style-name="T22">Hyper Parameters</text:span> should be <text:span text:style-name="T22">easy to change, allowing for optimal parameters to be found for different models. (Machine Learning algorithms should be able to optimize/Train other models on specific tasks and data sets)</text:span></text:p>
        </text:list-item>
        <text:list-item>
          <text:p text:style-name="P33">Simple workflow, <text:span text:style-name="T22">using the platform should be easy and implement </text:span></text:p>
        </text:list-item>
      </text:list>
      <text:p text:style-name="P7"/>
      <text:p text:style-name="P7"/>
      <text:list xml:id="list114546934772985" text:continue-numbering="true" text:style-name="L2">
        <text:list-item>
          <text:p text:style-name="P32"><text:span text:style-name="T4">Web </text:span><text:span text:style-name="T3">Framework,</text:span><text:span text:style-name="T1"> Although this is a personal project it might be cool to have it already built for online use with users and </text:span></text:p>
          <text:list>
            <text:list-item>
              <text:p text:style-name="P32"><text:span text:style-name="T1">to integrate the different components of the application together. F</text:span><text:span text:style-name="T6">ramework should have support for </text:span><text:span text:style-name="T7">displaying graphs and images</text:span><text:span text:style-name="T6">, regardless of whether that support is included or available in external libraries which the application can make use of.</text:span></text:p>
            </text:list-item>
          </text:list>
        </text:list-item>
        <text:list-item>
          <text:p text:style-name="P34">Database, <text:span text:style-name="T5">Need to store video information/Videos for data mining and Machine Learning access.</text:span></text:p>
        </text:list-item>
        <text:list-item>
          <text:p text:style-name="P33"><text:span text:style-name="T2">Machine Learning Platforms</text:span>, Provide access to already existing platforms, as well as personally created learning algorithms. </text:p>
        </text:list-item>
        <text:list-item>
          <text:p text:style-name="P33"><text:span text:style-name="T2">Hosting</text:span>, Personal project but might have online for demonstration purposes. </text:p>
        </text:list-item>
      </text:list>
      <text:p text:style-name="P7"/>
      <text:p text:style-name="P14"/>
      <text:p text:style-name="P9"><text:span text:style-name="T17">3</text:span><text:span text:style-name="T14"> </text:span><text:span text:style-name="T17">Req</text:span><text:span text:style-name="T16">uirements</text:span></text:p>
      <text:p text:style-name="P10"/>
      <text:p text:style-name="P5">Requirements:</text:p>
      <text:p text:style-name="P5"/>
      <text:p text:style-name="P46">1. Data acquisition and management</text:p>
      <text:p text:style-name="P46">2. Model Management</text:p>
      <text:p text:style-name="P47">3. Display Graphics and learning metrics</text:p>
      <text:p text:style-name="P5"/>
      <text:list xml:id="list3424830449" text:style-name="L3">
        <text:list-item>
          <text:p text:style-name="P35">External Data set reference:</text:p>
          <text:list>
            <text:list-item>
              <text:p text:style-name="P35">Extensible <text:span text:style-name="T26">to allow for other already existing data frameworks to be combined to create a local place for data sets.</text:span></text:p>
            </text:list-item>
          </text:list>
        </text:list-item>
      </text:list>
      <text:list xml:id="list124270571" text:style-name="L4">
        <text:list-item>
          <text:list>
            <text:list-item>
              <text:list>
                <text:list-item>
                  <text:p text:style-name="P36">MS COCO</text:p>
                </text:list-item>
                <text:list-item>
                  <text:p text:style-name="P36">LSUN</text:p>
                </text:list-item>
                <text:list-item>
                  <text:p text:style-name="P36">QUANDL</text:p>
                </text:list-item>
                <text:list-item>
                  <text:p text:style-name="P36"/>
                </text:list-item>
              </text:list>
            </text:list-item>
          </text:list>
        </text:list-item>
      </text:list>
      <text:list xml:id="list114545690560751" text:continue-list="list3424830449" text:style-name="L3">
        <text:list-item>
          <text:p text:style-name="P37"><text:soft-page-break/>Manage Different <text:span text:style-name="T25">Additional </text:span>Data <text:span text:style-name="T24">Set Types</text:span>:</text:p>
          <text:list>
            <text:list-item>
              <text:p text:style-name="P37">YouTube, <text:span text:style-name="T25">record different Data elements for each video such as:</text:span></text:p>
              <text:list>
                <text:list-item>
                  <text:list>
                    <text:list-item>
                      <text:p text:style-name="P39">Views</text:p>
                    </text:list-item>
                    <text:list-item>
                      <text:p text:style-name="P39">Likes/Dislikes</text:p>
                    </text:list-item>
                    <text:list-item>
                      <text:p text:style-name="P39">Description Title</text:p>
                    </text:list-item>
                    <text:list-item>
                      <text:p text:style-name="P39">Video</text:p>
                    </text:list-item>
                    <text:list-item>
                      <text:p text:style-name="P37">Tags</text:p>
                    </text:list-item>
                    <text:list-item>
                      <text:p text:style-name="P39">Channel Name</text:p>
                    </text:list-item>
                  </text:list>
                </text:list-item>
              </text:list>
            </text:list-item>
            <text:list-item>
              <text:p text:style-name="P37">Images</text:p>
            </text:list-item>
          </text:list>
        </text:list-item>
      </text:list>
      <text:list xml:id="list610584698" text:style-name="L5">
        <text:list-item>
          <text:list>
            <text:list-item>
              <text:list>
                <text:list-item>
                  <text:list>
                    <text:list-item>
                      <text:p text:style-name="P38">Tags</text:p>
                    </text:list-item>
                    <text:list-item>
                      <text:p text:style-name="P38">Title</text:p>
                    </text:list-item>
                  </text:list>
                </text:list-item>
              </text:list>
            </text:list-item>
          </text:list>
        </text:list-item>
      </text:list>
      <text:list xml:id="list114545500744646" text:continue-list="list114545690560751" text:style-name="L3">
        <text:list-item>
          <text:list>
            <text:list-item>
              <text:p text:style-name="P37">Videos</text:p>
            </text:list-item>
            <text:list-item>
              <text:p text:style-name="P43">Audio</text:p>
            </text:list-item>
          </text:list>
        </text:list-item>
      </text:list>
      <text:list xml:id="list3731709882" text:style-name="L6">
        <text:list-item>
          <text:p text:style-name="P44">Transcripts</text:p>
        </text:list-item>
        <text:list-item>
          <text:p text:style-name="P44">Length</text:p>
        </text:list-item>
      </text:list>
      <text:p text:style-name="P5"/>
      <text:p text:style-name="P5">Feasibility:</text:p>
      <text:list xml:id="list2689847878" text:style-name="L7">
        <text:list-header>
          <text:p text:style-name="P40"/>
        </text:list-header>
      </text:list>
      <text:p text:style-name="P5">Information Storage:</text:p>
      <text:p text:style-name="P5"><text:tab/>Platforms:</text:p>
      <text:list xml:id="list1381368855" text:style-name="L8">
        <text:list-item>
          <text:p text:style-name="P48">DJANGO integrated Postgre SQL</text:p>
        </text:list-item>
        <text:list-item>
          <text:p text:style-name="P41">JSON</text:p>
        </text:list-item>
        <text:list-item>
          <text:p text:style-name="P49"/>
        </text:list-item>
        <text:list-item>
          <text:p text:style-name="P49"/>
        </text:list-item>
      </text:list>
      <text:p text:style-name="P13"/>
      <text:p text:style-name="P17"><text:a xlink:type="simple" xlink:href="https://docs.google.com/document/d/1FI6vWFNhMPL3nI94E1WcMwmE_4SSPZYOzrbJEpxhbCE/edit#heading=h.2p2csry" text:style-name="Internet_20_link" text:visited-style-name="Visited_20_Internet_20_Link"><text:span text:style-name="T14">4</text:span></text:a><text:a xlink:type="simple" xlink:href="https://docs.google.com/document/d/1FI6vWFNhMPL3nI94E1WcMwmE_4SSPZYOzrbJEpxhbCE/edit#heading=h.2p2csry" text:style-name="Internet_20_link" text:visited-style-name="Visited_20_Internet_20_Link"><text:span text:style-name="T20"> </text:span></text:a><text:a xlink:type="simple" xlink:href="https://docs.google.com/document/d/1FI6vWFNhMPL3nI94E1WcMwmE_4SSPZYOzrbJEpxhbCE/edit#heading=h.2p2csry" text:style-name="Internet_20_link" text:visited-style-name="Visited_20_Internet_20_Link"><text:span text:style-name="T14">TECHNOLOGICAL INTEGRATION</text:span></text:a><text:a xlink:type="simple" xlink:href="https://docs.google.com/document/d/1FI6vWFNhMPL3nI94E1WcMwmE_4SSPZYOzrbJEpxhbCE/edit#heading=h.2p2csry" text:style-name="Internet_20_link" text:visited-style-name="Visited_20_Internet_20_Link"><text:span text:style-name="T20"> </text:span></text:a><text:span text:style-name="T21">and Suggested Model</text:span></text:p>
      <text:p text:style-name="P11">5 Time Line</text:p>
      <text:p text:style-name="P2"/>
      <text:list xml:id="list3032114994" text:style-name="L9">
        <text:list-item>
          <text:p text:style-name="P29">Requirements acquisition </text:p>
        </text:list-item>
        <text:list-item>
          <text:p text:style-name="P29">Feasibility and planning</text:p>
        </text:list-item>
        <text:list-item>
          <text:p text:style-name="P31">Structure</text:p>
        </text:list-item>
        <text:list-item>
          <text:p text:style-name="P45"><text:span text:style-name="T23">Final Report: Conclusion</text:span>/ Continuing Progress</text:p>
        </text:list-item>
      </text:list>
      <text:p text:style-name="P15"/>
      <text:p text:style-name="P9"><text:a xlink:type="simple" xlink:href="https://docs.google.com/document/d/1FI6vWFNhMPL3nI94E1WcMwmE_4SSPZYOzrbJEpxhbCE/edit#heading=h.147n2zr" text:style-name="Internet_20_link" text:visited-style-name="Visited_20_Internet_20_Link"><text:span text:style-name="T14">5</text:span></text:a><text:a xlink:type="simple" xlink:href="https://docs.google.com/document/d/1FI6vWFNhMPL3nI94E1WcMwmE_4SSPZYOzrbJEpxhbCE/edit#heading=h.147n2zr" text:style-name="Internet_20_link" text:visited-style-name="Visited_20_Internet_20_Link"><text:span text:style-name="T20"> </text:span></text:a><text:a xlink:type="simple" xlink:href="https://docs.google.com/document/d/1FI6vWFNhMPL3nI94E1WcMwmE_4SSPZYOzrbJEpxhbCE/edit#heading=h.147n2zr" text:style-name="Internet_20_link" text:visited-style-name="Visited_20_Internet_20_Link"><text:span text:style-name="T14">CONCLUSION<text:tab/><text:tab/><text:tab/><text:tab/><text:tab/><text:tab/><text:tab/></text:span></text:a></text:p>
      <text:p text:style-name="P23"/>
      <text:p text:style-name="P20"/>
      <text:p text:style-name="P6"/>
      <text:p text:style-name="P4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17:33:11.180725222</meta:creation-date>
    <dc:date>2019-05-31T11:45:37.358750074</dc:date>
    <meta:editing-duration>PT12H47M1S</meta:editing-duration>
    <meta:editing-cycles>24</meta:editing-cycles>
    <meta:generator>LibreOffice/6.2.3.2$Linux_X86_64 LibreOffice_project/20$Build-2</meta:generator>
    <meta:document-statistic meta:table-count="1" meta:image-count="0" meta:object-count="0" meta:page-count="4" meta:paragraph-count="69" meta:word-count="378" meta:character-count="2375" meta:non-whitespace-character-count="2077"/>
  </office:meta>
</office:document-meta>
</file>